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ad272" officeooo:paragraph-rsid="001ad272" style:font-size-asian="15.75pt" style:font-size-complex="18pt"/>
    </style:style>
    <style:style style:name="P3" style:family="paragraph" style:parent-style-name="Standard">
      <style:text-properties fo:font-size="18pt" officeooo:rsid="001b9592" officeooo:paragraph-rsid="001b9592" style:font-size-asian="15.75pt" style:font-size-complex="18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fo:font-size="18pt" officeooo:rsid="001b9592" officeooo:paragraph-rsid="001b9592" style:font-size-asian="15.75pt" style:font-size-complex="18pt"/>
    </style:style>
    <style:style style:name="P6" style:family="paragraph" style:parent-style-name="Standard">
      <style:text-properties fo:font-size="18pt" officeooo:rsid="001b9592" officeooo:paragraph-rsid="001b9592" style:font-size-asian="15.75pt" style:font-size-complex="18pt"/>
    </style:style>
    <style:style style:name="T1" style:family="text">
      <style:text-properties officeooo:rsid="001ad272"/>
    </style:style>
    <style:style style:name="T2" style:family="text">
      <style:text-properties officeooo:rsid="001d4de3"/>
    </style:style>
    <style:style style:name="T3" style:family="text">
      <style:text-properties fo:font-size="9pt" officeooo:rsid="001d4de3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Traitement des données</text:span></text:p>
      <text:p text:style-name="P1"/>
      <text:p text:style-name="P2">coef 35</text:p>
      <text:p text:style-name="P2"/>
      <text:p text:style-name="P2">projet de prog</text:p>
      <text:p text:style-name="P2"/>
      <text:p text:style-name="P2">récolter des données d’une API</text:p>
      <text:p text:style-name="P2">mettre en forme les données selon les info désirés</text:p>
      <text:p text:style-name="P2">traitement statistique </text:p>
      <text:p text:style-name="P2">→ dans un Markdown</text:p>
      <text:p text:style-name="P2"/>
      <text:p text:style-name="P3">Note que sur le projet (pas d’exam)</text:p>
      <text:p text:style-name="P3"/>
      <text:p text:style-name="P3">import requests </text:p>
      <text:p text:style-name="P3"/>
      <text:p text:style-name="P3">requests.get(api_url)</text:p>
      <text:p text:style-name="P3">données.json</text:p>
      <text:p text:style-name="P3"/>
      <text:p text:style-name="P3"/>
      <text:p text:style-name="P5"><text:span text:style-name="Source_20_Text">import sys <text:s text:c="2"/></text:span><text:span text:style-name="Source_20_Text"><text:span text:style-name="T3">**pour importer une variable en executant le script**</text:span></text:span></text:p>
      <text:p text:style-name="Preformatted_20_Text"/>
      <text:p text:style-name="P4"><text:span text:style-name="Source_20_Text">a = int(sys.argv[1])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8:05:05.363725009</meta:creation-date>
    <meta:generator>LibreOffice/24.2.6.2$Linux_X86_64 LibreOffice_project/420$Build-2</meta:generator>
    <dc:date>2024-12-02T10:41:24.097065223</dc:date>
    <meta:editing-duration>PT1M12S</meta:editing-duration>
    <meta:editing-cycles>2</meta:editing-cycles>
    <meta:document-statistic meta:table-count="0" meta:image-count="0" meta:object-count="0" meta:page-count="1" meta:paragraph-count="13" meta:word-count="52" meta:character-count="338" meta:non-whitespace-character-count="291"/>
  </office:meta>
</office:document-meta>
</file>